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7" style:family="paragraph" style:parent-style-name="Heading_20_4">
      <style:paragraph-properties fo:margin-top="0.1665in" fo:margin-bottom="0.028in" loext:contextual-spacing="false" fo:line-height="100%" fo:keep-together="auto" fo:keep-with-next="auto"/>
    </style:style>
    <style:style style:name="P18" style:family="paragraph" style:parent-style-name="Heading_20_3">
      <style:paragraph-properties fo:margin-top="0.1945in" fo:margin-bottom="0.0555in" loext:contextual-spacing="false" fo:line-height="100%" fo:keep-together="auto" fo:keep-with-next="auto"/>
    </style:style>
    <style:style style:name="P19" style:family="paragraph" style:parent-style-name="Heading_20_2" style:master-page-name="Standard">
      <style:paragraph-properties fo:margin-top="0.25in" fo:margin-bottom="0.0555in" loext:contextual-spacing="false" fo:line-height="100%" fo:keep-together="auto" style:page-number="1"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3pt" fo:font-weight="bold" style:font-size-asian="13pt" style:font-weight-asian="bold" style:font-size-complex="13pt"/>
    </style:style>
    <style:style style:name="T3" style:family="text">
      <style:text-properties fo:color="#188038" style:font-name="Roboto Mono" fo:font-size="11pt" fo:font-weight="bold" style:font-name-asian="Roboto Mono1" style:font-size-asian="11pt" style:font-weight-asian="bold" style:font-name-complex="Roboto Mono1" style:font-size-complex="11pt"/>
    </style:style>
    <style:style style:name="T4" style:family="text">
      <style:text-properties fo:color="#188038" style:font-name="Roboto Mono" style:font-name-asian="Roboto Mono1" style:font-name-complex="Roboto Mono1"/>
    </style:style>
    <style:style style:name="T5" style:family="text">
      <style:text-properties fo:color="#188038" style:font-name="Roboto Mono" fo:font-size="13pt" fo:font-weight="bold" style:font-name-asian="Roboto Mono1" style:font-size-asian="13pt" style:font-weight-asian="bold" style:font-name-complex="Roboto Mono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yfqm0hnv6pf7"/><text:span text:style-name="T1">Rock-Paper-Scissors Game Documentation</text:span></text:p>
      <text:p text:style-name="P18"><text:bookmark text:name="_kjbt3xd7qtlc"/><text:span text:style-name="T2">Overview</text:span></text:p>
      <text:p text:style-name="P1">This program implements a simple console-based Rock-Paper-Scissors game between a player and the computer. The game allows the player to choose the number of rounds and then plays each round, showing the results and determining the final winner based on the number of rounds won.</text:p>
      <text:p text:style-name="P18"><text:bookmark text:name="_mti1magc5vw3"/><text:span text:style-name="T2">Enumerations</text:span></text:p>
      <text:p text:style-name="P17"><text:bookmark text:name="_65xe74qvay06"/><text:span text:style-name="T3">enGameChoice</text:span></text:p>
      <text:p text:style-name="P1">Represents the possible choices in the game.</text:p>
      <text:list xml:id="list349284340" text:style-name="WWNum5">
        <text:list-item>
          <text:p text:style-name="P2"><text:span text:style-name="T4">Stone = 1</text:span></text:p>
        </text:list-item>
        <text:list-item>
          <text:p text:style-name="P7"><text:span text:style-name="T4">Paper = 2</text:span></text:p>
        </text:list-item>
        <text:list-item>
          <text:p text:style-name="P12"><text:span text:style-name="T4">Scissor = 3</text:span></text:p>
        </text:list-item>
      </text:list>
      <text:p text:style-name="P17"><text:bookmark text:name="_obzflk4bddqj"/><text:span text:style-name="T3">enWinner</text:span></text:p>
      <text:p text:style-name="P1">Represents the possible outcomes of a round or the game.</text:p>
      <text:list xml:id="list3179667496" text:style-name="WWNum2">
        <text:list-item>
          <text:p text:style-name="P3"><text:span text:style-name="T4">Player1 = 1</text:span></text:p>
        </text:list-item>
        <text:list-item>
          <text:p text:style-name="P8"><text:span text:style-name="T4">Computer = 2</text:span></text:p>
        </text:list-item>
        <text:list-item>
          <text:p text:style-name="P13"><text:span text:style-name="T4">Draw = 3</text:span></text:p>
        </text:list-item>
      </text:list>
      <text:p text:style-name="P18"><text:bookmark text:name="_qzvtb8yq92yp"/><text:span text:style-name="T2">Structures</text:span></text:p>
      <text:p text:style-name="P17"><text:bookmark text:name="_uojrjsrkvh5w"/><text:span text:style-name="T3">stRoundInfo</text:span></text:p>
      <text:p text:style-name="P1">Stores information about a single round of the game.</text:p>
      <text:list xml:id="list1581529025" text:style-name="WWNum1">
        <text:list-item>
          <text:p text:style-name="P4"><text:span text:style-name="T4">short RoundNumber</text:span>: The round number.</text:p>
        </text:list-item>
        <text:list-item>
          <text:p text:style-name="P9"><text:span text:style-name="T4">enGameChoice PlayerChoice</text:span>: The player's choice.</text:p>
        </text:list-item>
        <text:list-item>
          <text:p text:style-name="P9"><text:span text:style-name="T4">enGameChoice ComputerChoice</text:span>: The computer's choice.</text:p>
        </text:list-item>
        <text:list-item>
          <text:p text:style-name="P9"><text:span text:style-name="T4">enWinner Winner</text:span>: The winner of the round.</text:p>
        </text:list-item>
        <text:list-item>
          <text:p text:style-name="P14"><text:span text:style-name="T4">string WinnerName</text:span>: The name of the winner.</text:p>
        </text:list-item>
      </text:list>
      <text:p text:style-name="P17"><text:bookmark text:name="_bzxsii6kwo9n"/><text:span text:style-name="T3">stGameResult</text:span></text:p>
      <text:p text:style-name="P1">Stores information about the overall game results.</text:p>
      <text:list xml:id="list2169719426" text:style-name="WWNum3">
        <text:list-item>
          <text:p text:style-name="P5"><text:span text:style-name="T4">short GameRounds</text:span>: The total number of rounds played.</text:p>
        </text:list-item>
        <text:list-item>
          <text:p text:style-name="P10"><text:soft-page-break/><text:span text:style-name="T4">short Player1WinTimes</text:span>: The number of rounds won by the player.</text:p>
        </text:list-item>
        <text:list-item>
          <text:p text:style-name="P10"><text:span text:style-name="T4">short Computer2WinTimes</text:span>: The number of rounds won by the computer.</text:p>
        </text:list-item>
        <text:list-item>
          <text:p text:style-name="P10"><text:span text:style-name="T4">short DrawTimes</text:span>: The number of draws.</text:p>
        </text:list-item>
        <text:list-item>
          <text:p text:style-name="P10"><text:span text:style-name="T4">enWinner GameWinner</text:span>: The winner of the game.</text:p>
        </text:list-item>
        <text:list-item>
          <text:p text:style-name="P15"><text:span text:style-name="T4">string WinnerName</text:span>: The name of the game winner.</text:p>
        </text:list-item>
      </text:list>
      <text:p text:style-name="P18"><text:bookmark text:name="_nve8uz9ckcwj"/><text:span text:style-name="T2">Functions</text:span></text:p>
      <text:p text:style-name="P17"><text:bookmark text:name="_i08g4zj6fke9"/><text:span text:style-name="T3">short RandomNumber(short From, short To)</text:span></text:p>
      <text:p text:style-name="P1">Generates a random number within the given range <text:span text:style-name="T4">[From, To]</text:span>.</text:p>
      <text:p text:style-name="P17"><text:bookmark text:name="_i6u0r9dhzx2a"/><text:span text:style-name="T3">string WinnerName(enWinner Winner)</text:span></text:p>
      <text:p text:style-name="P1">Returns the name of the winner based on the <text:span text:style-name="T4">enWinner</text:span> enum value.</text:p>
      <text:p text:style-name="P17"><text:bookmark text:name="_autdo18tma1m"/><text:span text:style-name="T3">enWinner WhoWonTheRound(stRoundInfo RoundInfo)</text:span></text:p>
      <text:p text:style-name="P1">Determines the winner of a round based on the player's and computer's choices.</text:p>
      <text:p text:style-name="P17"><text:bookmark text:name="_jbe49zvohrff"/><text:span text:style-name="T3">string ChoiceName(enGameChoice Choice)</text:span></text:p>
      <text:p text:style-name="P1">Returns the name of the game choice based on the <text:span text:style-name="T4">enGameChoice</text:span> enum value.</text:p>
      <text:p text:style-name="P17"><text:bookmark text:name="_su95z1q1x0pn"/><text:span text:style-name="T3">void SetWinnerScreenColor(enWinner Winner)</text:span></text:p>
      <text:p text:style-name="P1">Sets the console color based on the winner:</text:p>
      <text:list xml:id="list3361771269" text:style-name="WWNum4">
        <text:list-item>
          <text:p text:style-name="P6">Green for Player1.</text:p>
        </text:list-item>
        <text:list-item>
          <text:p text:style-name="P11">Red for Computer.</text:p>
        </text:list-item>
        <text:list-item>
          <text:p text:style-name="P16">Yellow for Draw.</text:p>
        </text:list-item>
      </text:list>
      <text:p text:style-name="P17"><text:bookmark text:name="_4g3bz1e8xlaj"/><text:span text:style-name="T3">void PrintRoundResult(stRoundInfo RoundInfo)</text:span></text:p>
      <text:p text:style-name="P1">Prints the result of a round to the console and sets the screen color based on the winner.</text:p>
      <text:p text:style-name="P17"><text:bookmark text:name="_13lxngx2llfl"/><text:span text:style-name="T3">short ReadHowManyRounds()</text:span></text:p>
      <text:p text:style-name="P1">Prompts the user to enter the number of rounds (between 1 and 10) and returns the value.</text:p>
      <text:p text:style-name="P17"><text:bookmark text:name="_mbedg41jyscr"/><text:span text:style-name="T3">enGameChoice ReadPlayer1Choice()</text:span></text:p>
      <text:p text:style-name="P1">Prompts the player to enter their choice (Stone, Paper, or Scissor) and returns the value.</text:p>
      <text:p text:style-name="P17"><text:bookmark text:name="_ki6dwl94swwm"/><text:span text:style-name="T3">enGameChoice GetComputerChoice()</text:span></text:p>
      <text:p text:style-name="P1"><text:soft-page-break/>Generates a random choice for the computer (Stone, Paper, or Scissor) and returns the value.</text:p>
      <text:p text:style-name="P17"><text:bookmark text:name="_febiiy2yz3vg"/><text:span text:style-name="T3">enWinner WhoWonTheGame(short Player1WinTimes, short Computer2WinTimes)</text:span></text:p>
      <text:p text:style-name="P1">Determines the overall winner of the game based on the number of rounds won by the player and the computer.</text:p>
      <text:p text:style-name="P17"><text:bookmark text:name="_5ahc3kc96q7v"/><text:span text:style-name="T3">stGameResult FillGameResults(short GameRounds, short Player1WinTimes, short Computer2WinTimes, short DrawTimes)</text:span></text:p>
      <text:p text:style-name="P1">Fills and returns the <text:span text:style-name="T4">stGameResult</text:span> structure based on the game results.</text:p>
      <text:p text:style-name="P17"><text:bookmark text:name="_1mn9nsyeyo5"/><text:span text:style-name="T3">stGameResult PlayGame(short HowManyRounds)</text:span></text:p>
      <text:p text:style-name="P1">Manages the game logic and rounds, and returns the overall game results.</text:p>
      <text:p text:style-name="P17"><text:bookmark text:name="_2jsvk2ghoisy"/><text:span text:style-name="T3">string Tabs(short NumberOfTabs)</text:span></text:p>
      <text:p text:style-name="P1">Generates and returns a string with the specified number of tab characters.</text:p>
      <text:p text:style-name="P17"><text:bookmark text:name="_1yb8hjisq4ry"/><text:span text:style-name="T3">void ShowGameOverScreen()</text:span></text:p>
      <text:p text:style-name="P1">Displays the game over screen.</text:p>
      <text:p text:style-name="P17"><text:bookmark text:name="_78yt0gm7kpq9"/><text:span text:style-name="T3">void ShowFinalGameResults(stGameResult GameResults)</text:span></text:p>
      <text:p text:style-name="P1">Displays the final game results.</text:p>
      <text:p text:style-name="P17"><text:bookmark text:name="_j2jni8oqi4sp"/><text:span text:style-name="T3">void RestScreen()</text:span></text:p>
      <text:p text:style-name="P1">Resets the console screen and color.</text:p>
      <text:p text:style-name="P17"><text:bookmark text:name="_fsgwifiyvaxk"/><text:span text:style-name="T3">void StartGame()</text:span></text:p>
      <text:p text:style-name="P1">Starts the game loop, allowing the player to play multiple games.</text:p>
      <text:p text:style-name="P18"><text:bookmark text:name="_i4eo4mfqbi20"/><text:span text:style-name="T5">main</text:span><text:span text:style-name="T2"> Function</text:span></text:p>
      <text:p text:style-name="P1">Initializes the random number generator and starts the game by calling <text:span text:style-name="T4">StartGame</text:span>.</text:p>
      <text:p text:style-name="P18"><text:bookmark text:name="_9m3e5nln94ak"/><text:span text:style-name="T2">Example Usage</text:span></text:p>
      <text:p text:style-name="P1">To run the game, compile and execute the program. The player will be prompted to enter the number of rounds and their choices for each round. The program will display the results after each round and the final game results at the end. The player can choose to play again or exit the g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2" meta:word-count="542" meta:character-count="3514" meta:non-whitespace-character-count="3064"/>
    <meta:generator>LibreOfficeDev/6.0.5.2$Linux_X86_64 LibreOffice_project/</meta:generator>
  </office:meta>
</office:document-meta>
</file>